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CMR12" svg:font-family="CMR12"/>
    <style:font-face style:name="CMSSBX10" svg:font-family="CMSSBX10"/>
    <style:font-face style:name="Mangal1" svg:font-family="Mangal"/>
    <style:font-face style:name="NimbusRomNo9L" svg:font-family="NimbusRomNo9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fo:padding="0.074cm" fo:border-left="none" fo:border-right="none" fo:border-top="none" fo:border-bottom="0.99pt solid #000000" style:join-border="false"/>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officeooo:paragraph-rsid="0055f2e4" style:font-size-asian="12pt" style:font-size-complex="12pt"/>
    </style:style>
    <style:style style:name="P10" style:family="paragraph" style:parent-style-name="Standard">
      <style:text-properties style:font-name="Times New Roman" fo:font-size="12pt" officeooo:paragraph-rsid="00574bea" style:font-size-asian="12pt" style:font-size-complex="12pt"/>
    </style:style>
    <style:style style:name="P11" style:family="paragraph" style:parent-style-name="Standard">
      <style:text-properties style:font-name="Times New Roman" fo:font-size="12pt" officeooo:paragraph-rsid="0057d08c" style:font-size-asian="12pt" style:font-size-complex="12pt"/>
    </style:style>
    <style:style style:name="P12" style:family="paragraph" style:parent-style-name="Standard">
      <style:text-properties style:font-name="Times New Roman" fo:font-size="12pt" fo:font-weight="bold" style:font-size-asian="12pt" style:font-weight-asian="bold" style:font-size-complex="12pt" style:font-weight-complex="bold"/>
    </style:style>
    <style:style style:name="P13" style:family="paragraph" style:parent-style-name="Standard">
      <style:text-properties fo:color="#ff0000" style:font-name="Times New Roman" fo:font-size="12pt" officeooo:paragraph-rsid="0055f2e4" style:font-size-asian="12pt" style:font-size-complex="12pt"/>
    </style:style>
    <style:style style:name="P14" style:family="paragraph" style:parent-style-name="Standard">
      <style:paragraph-properties fo:margin-left="0cm" fo:margin-right="0cm" fo:text-indent="0cm" style:auto-text-indent="false"/>
      <style:text-properties style:font-name="Times New Roman"/>
    </style:style>
    <style:style style:name="P15" style:family="paragraph" style:parent-style-name="Standard">
      <style:paragraph-properties fo:margin-left="0cm" fo:margin-right="0cm" fo:text-indent="0cm" style:auto-text-indent="false"/>
      <style:text-properties style:font-name="Times New Roman" officeooo:paragraph-rsid="005487e6"/>
    </style:style>
    <style:style style:name="P16" style:family="paragraph" style:parent-style-name="Standard">
      <style:paragraph-properties fo:margin-left="0cm" fo:margin-right="0cm" fo:text-indent="0cm" style:auto-text-indent="false"/>
      <style:text-properties style:font-name="Times New Roman" officeooo:paragraph-rsid="0055e8c9"/>
    </style:style>
    <style:style style:name="P17" style:family="paragraph" style:parent-style-name="Standard">
      <style:paragraph-properties fo:margin-left="0cm" fo:margin-right="0cm" fo:text-indent="0cm" style:auto-text-indent="false"/>
      <style:text-properties style:font-name="Times New Roman" officeooo:paragraph-rsid="0055f2e4"/>
    </style:style>
    <style:style style:name="P18" style:family="paragraph" style:parent-style-name="Standard">
      <style:paragraph-properties fo:margin-left="0cm" fo:margin-right="0cm" fo:text-indent="0cm" style:auto-text-indent="false"/>
      <style:text-properties fo:color="#ff0000" style:font-name="Times New Roman" officeooo:paragraph-rsid="0055e8c9"/>
    </style:style>
    <style:style style:name="T1" style:family="text">
      <style:text-properties officeooo:rsid="004cda8a"/>
    </style:style>
    <style:style style:name="T2" style:family="text">
      <style:text-properties style:text-underline-style="none" officeooo:rsid="0050f8a3"/>
    </style:style>
    <style:style style:name="T3" style:family="text">
      <style:text-properties style:text-underline-style="none" fo:font-weight="bold" officeooo:rsid="0050f8a3" style:font-weight-asian="bold" style:font-weight-complex="bold"/>
    </style:style>
    <style:style style:name="T4" style:family="text">
      <style:text-properties officeooo:rsid="005487e6"/>
    </style:style>
    <style:style style:name="T5" style:family="text">
      <style:text-properties officeooo:rsid="0055e8c9"/>
    </style:style>
    <style:style style:name="T6" style:family="text">
      <style:text-properties officeooo:rsid="0055f2e4"/>
    </style:style>
    <style:style style:name="T7" style:family="text">
      <style:text-properties fo:color="#ff0000" officeooo:rsid="0055f2e4"/>
    </style:style>
    <style:style style:name="T8" style:family="text">
      <style:text-properties officeooo:rsid="00574bea"/>
    </style:style>
    <style:style style:name="T9" style:family="text">
      <style:text-properties officeooo:rsid="0057d08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4">9</text:span></text:p>
      <text:p text:style-name="P2">(zum <text:span text:style-name="T4">23</text:span>. <text:span text:style-name="T1">Januar</text:span> 201<text:span text:style-name="T1">3</text:span>)</text:p>
      <text:p text:style-name="P1"/>
      <text:p text:style-name="P5">Gruppe 08</text:p>
      <text:p text:style-name="P1">Björn Stabel 222128</text:p>
      <text:p text:style-name="P1">Tim Strehlow 316594</text:p>
      <text:p text:style-name="P1">Friedrich Maiwald 350570</text:p>
      <text:p text:style-name="P6"/>
      <text:p text:style-name="P1"/>
      <text:p text:style-name="P7"><text:span text:style-name="T3">Aufgabe 9.1: Transaktionen</text:span><text:span text:style-name="T2"> </text:span></text:p>
      <text:p text:style-name="P14">a) Wozu sind Transaktionen notwendig? Geben Sie mindestens ein Beispiel. </text:p>
      <text:p text:style-name="P15"><text:span text:style-name="T4">Transaktionen bezeichnen mehrere Zugriffe, die zusammen genommen entweder fehlerfrei und vollständig, oder im Fehlerfall gar nicht ausgeführt werden, und somit als logische Einheit betrachtet werden können. Damit wird nach deren Ausführung das System in einem konsistenten Zustand hinterlassen.</text:span></text:p>
      <text:p text:style-name="P15"><text:span text:style-name="T4">Ein typisches Beispiel sind Zugriffe auf Datenbanksysteme. Tritt während eines Datenbankzugriffs ein Fehler auf, sodass die Transaktion nicht fehlerfrei zu Ende geführt wird, werden alle bis dahin während der Transaktion vorgenommen einzelnen Änderungen wieder rückgängig gemacht, um den Zustand vor Beginn der Transaktion wieder herzustellen.</text:span></text:p>
      <text:p text:style-name="P18"><text:span text:style-name="T5">(Vllt. Fällt uns hier noch ein etwas konkreteres Bsp. ein)</text:span></text:p>
      <text:p text:style-name="P15"><text:span text:style-name="T4"/></text:p>
      <text:p text:style-name="P14">b) Erklären Sie die ACID Eigenschaften und deren Relevanz. </text:p>
      <text:p text:style-name="P16"><text:span text:style-name="T5">A – Atomicity: Alles oder Nichts – Die atomaren Operationen einer Transaktion werden entweder komplett ausgeführt oder gar nicht.</text:span></text:p>
      <text:p text:style-name="P16"><text:span text:style-name="T5">C – Consistency: Eine Transaktion überführt das System von einem konsistenten Status wieder in einen konsistenten Status.</text:span></text:p>
      <text:p text:style-name="P16"><text:span text:style-name="T5">I – Isolation: Zwischenstände innerhalb einer Transaktion, die durch die atomaren Operationen erreicht werden, sind außerhalb der Transaktion nicht sichtbar.</text:span></text:p>
      <text:p text:style-name="P16"><text:span text:style-name="T5">D – Durability: Der Status nach erfolgreichem Abschluss einer Transaktion ist auf jeden Fall dauerhaft gespeichert.</text:span></text:p>
      <text:p text:style-name="P16"><text:span text:style-name="T5"/></text:p>
      <text:p text:style-name="P14">c) Wodurch können diese Eigenschaften gefährdet werden? Nennen Sie Beispiele, die zur Verletzung führen.</text:p>
      <text:p text:style-name="P17"><text:span text:style-name="T5">Durch gleichzeitig ablaufende Transaktionen, sowie durch fehlerhafte Umgebungen können diese Eigenschaften gefährdet werden. </text:span></text:p>
      <text:p text:style-name="P17"><text:span text:style-name="T7">(konkretere Beispiele...)</text:span><text:span text:style-name="T5"> </text:span></text:p>
      <text:p text:style-name="P7"><text:span text:style-name="T2"/></text:p>
      <text:p text:style-name="P12"><text:span text:style-name="T2">Aufgabe 9.2: Eigenschaften von Plänen </text:span></text:p>
      <text:p text:style-name="P8"/>
      <text:p text:style-name="P8">a) Was ist der Unterschied zwischen einem serialisierbaren Plan (serializable schedule) und einem seriellen Plan (serial schedule)? </text:p>
      <text:p text:style-name="P8"/>
      <text:p text:style-name="P9"><text:span text:style-name="T6">Ein serieller Plan führt die einzelnen Operation pro </text:span><text:span text:style-name="T8">Transaktion</text:span><text:span text:style-name="T6"> zusammengefasst hintereinander aus (zuerst alle Operationen von Prozess 1, anschließend alle von Prozess 2,...).</text:span></text:p>
      <text:p text:style-name="P9"><text:span text:style-name="T6">In einem serialisierbaren Plan muss das so nicht gegeben sein, allerdings muss zu ihm ein äquivalenter serieller Plan existieren, so dass sein Ergebnis das selbe ist.</text:span></text:p>
      <text:p text:style-name="P13"><text:span text:style-name="T6">(Versteht man das so? Wahrscheinlich nur wenn man das Bild aus den Folien dazu kennt (Folie 8))</text:span></text:p>
      <text:p text:style-name="P13"><text:span text:style-name="T6"/></text:p>
      <text:p text:style-name="P8"><text:soft-page-break/>b) Zeigen Sie, dass der Einsatz von Two Phase Locking (2PL) nicht immer zu einem striktem Plan (strict schedule) führt! </text:p>
      <text:p text:style-name="P9"><text:span text:style-name="T6">Ein Plan ist strikt, wenn kein</text:span><text:span text:style-name="T8">e</text:span><text:span text:style-name="T6"> </text:span><text:span text:style-name="T8">Transaktion</text:span><text:span text:style-name="T6"> Daten liest/überschreibt, die noch nicht commited wurden.</text:span></text:p>
      <text:p text:style-name="P10"><text:span text:style-name="T8">Im 2PL werden einzelnen Transaktionen Locks zugeteilt (Lese- oder Schreib-Locks). Wenn eine Transaktion ein Lock freigibt, kann es keinen neuen Lock beantragen. Lese-Locks können gleichzeitig mehrere vergeben werden (Shared Lock), wenn aber ein Schreib-Lock zugesichert wurde, können keine weiteren Locks mehr vergeben werden (exclusive lock). </text:span></text:p>
      <text:p text:style-name="P11"><text:span text:style-name="T9">Beim einfachen 2PL kann eine Transaktion den Schreib-Lock schon vor dem Ende wieder freigeben, wodurch wieder Lese-Locks an andere Transaktionen vergeben werden können. Dadurch können von verschiedenen Transaktionen Lesezugriffe auf beschriebene Daten, die noch nicht commited wurden ausgeführt werden, was die Eigeschaft eines strikten Planes verletzen würde.</text:span></text:p>
      <text:p text:style-name="P11"><text:span text:style-name="T9"/></text:p>
      <text:p text:style-name="P8">c) Warum resultiert aus dem Einsatz des strikten 2PL immer ein strikter Plan (strict schedule)?</text:p>
      <text:p text:style-name="P11"><text:span text:style-name="T9">Im strikten 2PL werden Schreib-Locks immer bis zum Ende einer Transaktion (commit/abort) gehalten. Dadurch kann der in b) beschriebene Fall nicht auftreten, wodurch sich ein strikter Plan ergibt.</text:span></text:p>
      <text:p text:style-name="P8"/>
      <text:p text:style-name="P11">d) Warum müssen beim strikten 2PL nur Schreib-Sperren (write locks) bis zum Ende der Transaktion gehalten werden?</text:p>
      <text:p text:style-name="P11"><text:span text:style-name="T9">Reine Lese-Zugriffe ändern den Zustand des Systems nicht, Schreib-Zugriffe schon, deswegen muss der Lock bis zum Commit, erhalten bleiben, da zu diesem Zeitpunkt erst die Änderungen komplett übernommen werden.</text:span> </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 svg:font-family=""/>
    <style:font-face style:name="CMR12" svg:font-family="CMR12"/>
    <style:font-face style:name="CMSSBX10" svg:font-family="CMSSBX10"/>
    <style:font-face style:name="Mangal1" svg:font-family="Mangal"/>
    <style:font-face style:name="NimbusRomNo9L" svg:font-family="NimbusRomNo9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20T14:24:08</dc:date>
    <meta:editing-duration>P2DT6H3M55S</meta:editing-duration>
    <meta:editing-cycles>62</meta:editing-cycles>
    <meta:generator>LibreOffice/3.6$MacOSX_x86 LibreOffice_project/58f22d5-270d05a-e2abed1-ea17a85-9b5702</meta:generator>
    <meta:document-statistic meta:table-count="0" meta:image-count="0" meta:object-count="0" meta:page-count="2" meta:paragraph-count="33" meta:word-count="538" meta:character-count="3905" meta:non-whitespace-character-count="3390"/>
  </office:meta>
</office:document-meta>
</file>